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¡Excelente noticia sobre la aceptación de su propuesta! Basándonos en nuestras discusiones anteriores, le presento una estructura detallada para su MVP junto con sugerencias de nombres comerciales.</text:p>
      <text:p text:style-name="Standard"/>
      <text:p text:style-name="Standard">### Estructura del MVP</text:p>
      <text:p text:style-name="Standard"/>
      <text:p text:style-name="Standard">Para visualizar claramente la jerarquía y dependencias de las tareas del MVP, observemos el siguiente diagrama:</text:p>
      <text:p text:style-name="Standard"/>
      <text:p text:style-name="Standard">```mermaid</text:p>
      <text:p text:style-name="Standard">mindmap</text:p>
      <text:p text:style-name="Standard"><text:s text:c="4"/>root((MVP))</text:p>
      <text:p text:style-name="Standard"><text:s text:c="8"/>Autenticación</text:p>
      <text:p text:style-name="Standard"><text:s text:c="12"/>Firebase Auth</text:p>
      <text:p text:style-name="Standard"><text:s text:c="12"/>Registro de Usuario</text:p>
      <text:p text:style-name="Standard"><text:s text:c="12"/>Login/Logout</text:p>
      <text:p text:style-name="Standard"><text:s text:c="8"/>Gestión de Tiempo</text:p>
      <text:p text:style-name="Standard"><text:s text:c="12"/>CRUD Básico</text:p>
      <text:p text:style-name="Standard"><text:s text:c="12"/>Registro Actividades</text:p>
      <text:p text:style-name="Standard"><text:s text:c="12"/>Categorización</text:p>
      <text:p text:style-name="Standard"><text:s text:c="8"/>Contadores</text:p>
      <text:p text:style-name="Standard"><text:s text:c="12"/>CRUD Contadores</text:p>
      <text:p text:style-name="Standard"><text:s text:c="12"/>Tipos Básicos</text:p>
      <text:p text:style-name="Standard"><text:s text:c="12"/>Objetivos Diarios</text:p>
      <text:p text:style-name="Standard"><text:s text:c="8"/>Accesibilidad</text:p>
      <text:p text:style-name="Standard"><text:s text:c="12"/>Modo Accesible</text:p>
      <text:p text:style-name="Standard"><text:s text:c="12"/>Interfaz Adaptativa</text:p>
      <text:p text:style-name="Standard"><text:s text:c="8"/>Estadísticas</text:p>
      <text:p text:style-name="Standard"><text:s text:c="12"/>Resumen Diario</text:p>
      <text:p text:style-name="Standard"><text:s text:c="12"/>Progreso Contadores</text:p>
      <text:p text:style-name="Standard">```</text:p>
      <text:p text:style-name="Standard"/>
      <text:p text:style-name="Standard">Basándose en el diagrama anterior, aquí están las tareas detalladas del MVP, ordenadas por prioridad y complejidad:</text:p>
      <text:p text:style-name="Standard"/>
      <text:p text:style-name="Standard">| Tarea | Prioridad | Tiempo Estimado | Dificultad | Dependencias | Descripción |</text:p>
      <text:p text:style-name="Standard">| --- | --- | --- | --- | --- | --- |</text:p>
      <text:p text:style-name="Standard">| Firebase Auth | 1 | 2 días | Media | Ninguna | Implementación básica de autenticación |</text:p>
      <text:p text:style-name="Standard">| Registro Usuario | 2 | 1 día | Baja | Firebase Auth | Formulario de registro con validación |</text:p>
      <text:p text:style-name="Standard">| Login/Logout | 3 | 1 día | Baja | Firebase Auth | Flujo completo de autenticación |</text:p>
      <text:p text:style-name="Standard">| CRUD Básico Tiempo | 4 | 3 días | Alta | Autenticación | Operaciones fundamentales para registros |</text:p>
      <text:p text:style-name="Standard">| Registro Actividades | 5 | 2 días | Media | CRUD Tiempo | Interfaz para crear registros |</text:p>
      <text:p text:style-name="Standard">| Categorización | 6 | 1 día | Media | CRUD Tiempo | Sistema básico de categorías |</text:p>
      <text:p text:style-name="Standard">| CRUD Contadores | 7 | 3 días | Alta | CRUD Tiempo | Operaciones para contadores personalizados |</text:p>
      <text:p text:style-name="Standard">| Tipos Básicos | 8 | 1 día | Media | CRUD Contadores | Implementación de tipos principales |</text:p>
      <text:p text:style-name="Standard">| Objetivos Diarios | 9 | 2 días | Media | Tipos Básicos | Sistema de objetivos básico |</text:p>
      <text:p text:style-name="Standard">| Modo Accesible | 10 | 2 días | Media | Ninguna | Configuraciones básicas de accesibilidad |</text:p>
      <text:p text:style-name="Standard">| Interfaz Adaptativa | 11 | 2 días | Media | Modo Accesible | Elementos UI adaptables |</text:p>
      <text:p text:style-name="Standard">| Resumen Diario | 12 | 2 días | Alta | CRUD Tiempo, Contadores | Estadísticas básicas de uso |</text:p>
      <text:p text:style-name="Standard">| Progreso Contadores | 13 | 1 día | Media | Resumen Diario | Seguimiento de objetivos |</text:p>
      <text:p text:style-name="Standard"><text:soft-page-break/></text:p>
      <text:p text:style-name="Standard">### Sugerencias de Nombres Comerciales</text:p>
      <text:p text:style-name="Standard"/>
      <text:p text:style-name="Standard">1. **TimeFlow** <text:s/>- Sugiere flujo y control del tiempo</text:p>
      <text:p text:style-name="Standard"><text:s text:c="2"/>- Fácil de recordar y pronunciar</text:p>
      <text:p text:style-name="Standard"><text:s text:c="2"/>- Disponible en dominios principales (.com, .app)</text:p>
      <text:p text:style-name="Standard"/>
      <text:p text:style-name="Standard"/>
      <text:p text:style-name="Standard">2. **ChronoMind** <text:s/>- Combina tiempo y mentalidad productiva</text:p>
      <text:p text:style-name="Standard"><text:s text:c="2"/>- Reconocible internacionalmente</text:p>
      <text:p text:style-name="Standard"><text:s text:c="2"/>- Fuerte presencia comercial</text:p>
      <text:p text:style-name="Standard"/>
      <text:p text:style-name="Standard"/>
      <text:p text:style-name="Standard">3. **TimePulse** <text:s/>- Representa el pulso del tiempo personal</text:p>
      <text:p text:style-name="Standard"><text:s text:c="2"/>- Nombre moderno y memorable</text:p>
      <text:p text:style-name="Standard"><text:s text:c="2"/>- Disponible en redes sociales principales</text:p>
      <text:p text:style-name="Standard"/>
      <text:p text:style-name="Standard"/>
      <text:p text:style-name="Standard">4. **FlowZone** <text:s/>- Evoca estado de flujo productivo</text:p>
      <text:p text:style-name="Standard"><text:s text:c="2"/>- Simple y fácil de recordar</text:p>
      <text:p text:style-name="Standard"><text:s text:c="2"/>- Posicionamiento premium</text:p>
      <text:p text:style-name="Standard"/>
      <text:p text:style-name="Standard"/>
      <text:p text:style-name="Standard">5. **TimeWise** <text:s/>- Sugiere sabiduría en la gestión del tiempo</text:p>
      <text:p text:style-name="Standard"><text:s text:c="2"/>- Profesional y confiable</text:p>
      <text:p text:style-name="Standard"><text:s text:c="2"/>- Ideal para usuarios profesionales</text:p>
      <text:p text:style-name="Standard"/>
      <text:p text:style-name="Standard"/>
      <text:p text:style-name="Standard"/>
      <text:p text:style-name="Standard">¿Le gustaría que profundicemos en algún aspecto específico del MVP o que exploremos más opciones de nombres comerciales? También podemos discutir estrategias de lanzamiento y marketing para cualquiera de estas propuestas de nombr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7:42:46.107530653</meta:creation-date>
    <meta:editing-duration>PT46S</meta:editing-duration>
    <meta:editing-cycles>2</meta:editing-cycles>
    <meta:generator>LibreOffice/7.3.7.2$Linux_X86_64 LibreOffice_project/30$Build-2</meta:generator>
    <dc:date>2025-02-13T17:43:28.642068023</dc:date>
    <meta:document-statistic meta:table-count="0" meta:image-count="0" meta:object-count="0" meta:page-count="2" meta:paragraph-count="58" meta:word-count="501" meta:character-count="3142" meta:non-whitespace-character-count="2474"/>
  </office:meta>
</office:document-meta>
</file>